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1000003D0D52883C7C7B3C9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6e60" officeooo:paragraph-rsid="000f6e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14.192cm" draw:z-index="0"><draw:image xlink:href="Pictures/1000000000000491000003D0D52883C7C7B3C95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06:09:30.031000000</meta:creation-date>
    <dc:date>2021-11-04T07:35:27.927000000</dc:date>
    <meta:editing-duration>PT1H5M50S</meta:editing-duration>
    <meta:editing-cycles>2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